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.1945in" fo:text-indent="0in" style:auto-text-indent="false"/>
      <style:text-properties fo:color="#2323dc" fo:font-weight="normal" style:font-weight-asian="normal" style:font-weight-complex="normal"/>
    </style:style>
    <style:style style:name="P2" style:family="paragraph" style:parent-style-name="Standard">
      <style:paragraph-properties fo:margin-left="0.2811in" fo:margin-right="0in" fo:margin-top="0.1945in" fo:margin-bottom="0.1945in" fo:text-indent="-0.25in" style:auto-text-indent="false"/>
      <style:text-properties fo:color="#2323dc" style:font-name="Calibri" fo:font-size="11pt" fo:language="en" fo:country="GB" fo:font-weight="normal" style:font-weight-asian="normal" style:font-weight-complex="normal"/>
    </style:style>
    <style:style style:name="P3" style:family="paragraph" style:parent-style-name="Standard" style:list-style-name="L2">
      <style:paragraph-properties fo:margin-left="0.2811in" fo:margin-right="0in" fo:margin-top="0.1945in" fo:margin-bottom="0.1945in" fo:text-indent="-0.25in" style:auto-text-indent="false"/>
      <style:text-properties fo:color="#2323dc" style:font-name="Calibri" fo:font-size="11pt" fo:language="en" fo:country="GB" fo:font-weight="normal" style:font-weight-asian="normal" style:font-weight-complex="normal"/>
    </style:style>
    <style:style style:name="P4" style:family="paragraph" style:parent-style-name="Standard">
      <style:paragraph-properties fo:margin-left="0.2811in" fo:margin-right="0in" fo:margin-top="0.1945in" fo:margin-bottom="0.1945in" fo:text-indent="-0.25in" style:auto-text-indent="false"/>
      <style:text-properties fo:color="#2323dc" fo:font-weight="normal" style:font-weight-asian="normal" style:font-weight-complex="normal"/>
    </style:style>
    <style:style style:name="P5" style:family="paragraph" style:parent-style-name="Standard" style:list-style-name="L3">
      <style:paragraph-properties fo:margin-left="0.2811in" fo:margin-right="0in" fo:margin-top="0.1945in" fo:margin-bottom="0.1945in" fo:text-indent="-0.25in" style:auto-text-indent="false"/>
      <style:text-properties fo:color="#2323dc" fo:font-weight="normal" style:font-weight-asian="normal" style:font-weight-complex="normal"/>
    </style:style>
    <style:style style:name="P6" style:family="paragraph" style:parent-style-name="Standard" style:list-style-name="L2">
      <style:paragraph-properties fo:margin-left="0.0311in" fo:margin-right="0in" fo:margin-top="0.1945in" fo:margin-bottom="0.1945in" fo:text-indent="0in" style:auto-text-indent="false"/>
      <style:text-properties fo:color="#2323dc" style:font-name="Calibri" fo:font-size="11pt" fo:language="en" fo:country="GB" fo:font-weight="normal" style:font-weight-asian="normal" style:font-weight-complex="normal"/>
    </style:style>
    <style:style style:name="T1" style:family="text">
      <style:text-properties fo:color="#1f497d"/>
    </style:style>
    <style:style style:name="T2" style:family="text">
      <style:text-properties fo:color="#1f497d" fo:font-weight="bold"/>
    </style:style>
    <style:style style:name="T3" style:family="text">
      <style:text-properties fo:color="#1f497d" style:font-name="Calibri" fo:font-size="11pt" fo:language="en" fo:country="GB"/>
    </style:style>
    <style:style style:name="T4" style:family="text">
      <style:text-properties fo:color="#1f497d" style:font-name="Calibri" fo:font-size="11pt" fo:language="en" fo:country="GB" fo:font-weight="bold"/>
    </style:style>
    <style:style style:name="T5" style:family="text">
      <style:text-properties fo:color="#1f497d" style:font-name="Calibri" fo:font-size="11pt" fo:language="en" fo:country="GB" fo:font-weight="bold" style:font-weight-asian="bold" style:font-weight-complex="bold"/>
    </style:style>
    <style:style style:name="T6" style:family="text">
      <style:text-properties fo:color="#1f497d" style:font-name="Calibri" fo:language="en" fo:country="GB"/>
    </style:style>
    <style:style style:name="T7" style:family="text">
      <style:text-properties fo:color="#1f497d" style:font-name="Calibri" fo:language="en" fo:country="GB" fo:font-weight="bold" style:font-size-asian="12pt" style:font-weight-asian="bold" style:font-size-complex="12pt" style:font-weight-complex="bold"/>
    </style:style>
    <style:style style:name="T8" style:family="text">
      <style:text-properties fo:font-weight="bold"/>
    </style:style>
    <style:style style:name="T9" style:family="text">
      <style:text-properties style:font-name="Calibri" fo:font-size="11pt" fo:language="en" fo:country="GB"/>
    </style:style>
    <style:style style:name="T10" style:family="text">
      <style:text-properties style:font-name="Calibri" fo:font-size="11pt" fo:language="en" fo:country="GB" fo:font-weight="bold"/>
    </style:style>
    <style:style style:name="T11" style:family="text">
      <style:text-properties style:font-name="Calibri" fo:font-size="11pt" fo:language="en" fo:country="GB" fo:font-weight="bold" style:font-weight-asian="bold" style:font-weight-complex="bold"/>
    </style:style>
    <style:style style:name="T12" style:family="text">
      <style:text-properties style:font-name="Calibri" fo:language="en" fo:country="GB" fo:font-weight="bold" style:font-size-asian="12pt" style:font-weight-asian="bold" style:font-size-complex="12pt" style:font-weight-complex="bold"/>
    </style:style>
    <style:style style:name="T13" style:family="text">
      <style:text-properties style:font-name="Calibri" fo:language="en" fo:country="GB" style:font-size-asian="12pt" style:font-size-complex="12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divNavHostBody">
        <text:section text:style-name="Sect1" text:name="divMainPage">
          <text:section text:style-name="Sect1" text:name="divMainViewPane">
            <text:section text:style-name="Sect1" text:name="divMainView">
              <text:section text:style-name="Sect1" text:name="bLgAAAABx77Jqc/hYR6O2SB36FIXkAQBv8Gaf5H5RQ6p7H3NwRDl/AAAAerRCAAAB">
                <text:section text:style-name="Sect1" text:name="divVw">
                  <text:section text:style-name="Sect1" text:name="divLVRPContainer">
                    <text:section text:style-name="Sect1" text:name="divRPContainer">
                      <text:section text:style-name="Sect1" text:name="divRP">
                        <text:section text:style-name="Sect1" text:name="ifRP">
                          <text:section text:style-name="Sect1" text:name="divConversationBody">
                            <text:section text:style-name="Sect1" text:name="divItmPrtsScr">
                              <text:section text:style-name="Sect1" text:name="divItmPrts">
                                <text:section text:style-name="Sect1" text:name="divIP0">
                                  <text:section text:style-name="Sect1" text:name="divExp">
                                    <text:section text:style-name="Sect1" text:name="divBdy">
                                      <text:p text:style-name="P1"><text:span text:style-name="T9">Following are the Technical verification to be done as a part of <text:s/>daily health check-up.</text:span></text:p>
                                      <text:list xml:id="list32425671" text:style-name="L2">
                                        <text:list-item>
                                          <text:p text:style-name="P3">Jboss and apache instances are up and running</text:p>
                                          <text:p text:style-name="P6">(ATG Servers include store front, lock ,search, publishing , fulfilment, agents &amp; auxiliary).</text:p>
                                        </text:list-item>
                                      </text:list>
                                      <text:p text:style-name="P2">2. BCC and Dynamo admin are accessible.</text:p>
                                      <text:p text:style-name="P2">3. TP and DIY.com sites are accessible and not broken .</text:p>
                                      <text:list xml:id="list32422708" text:style-name="L3">
                                        <text:list-item>
                                          <text:p text:style-name="P5"><text:span text:style-name="T9">DB is accessible (connection test).</text:span></text:p>
                                        </text:list-item>
                                        <text:list-item>
                                          <text:p text:style-name="P5"><text:span text:style-name="T9">Verify the logs (start-up/stop) .</text:span></text:p>
                                        </text:list-item>
                                      </text:list>
                                      <text:p text:style-name="P4"><text:span text:style-name="T9"/></text:p>
                                      <text:p text:style-name="P1"><text:span text:style-name="T9"/></text:p>
                                      <text:p text:style-name="P1"><text:span text:style-name="T9">Regards </text:span></text:p>
                                      <text:p text:style-name="P1"><text:span text:style-name="T9">BUILD TEAM </text:span></text:p>
                                      <text:p text:style-name="P1"><text:span text:style-name="T9">OFF SHORE KOLKATA</text:span></text:p>
                                      <text:p text:style-name="P1"><text:span text:style-name="T9"/></text:p>
                                    </text:section>
                                  </text:section>
                                </text:section>
                              </text:section>
                            </text:section>
                          </text:section>
                        </text:section>
                      </text:section>
                    </text:section>
                  </text:section>
                </text:section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M11S</meta:editing-duration>
    <meta:editing-cycles>8</meta:editing-cycles>
    <meta:generator>OpenOffice.org/3.3$Win32 OpenOffice.org_project/330m20$Build-9567</meta:generator>
    <dc:date>2014-01-31T12:39:50.59</dc:date>
    <meta:document-statistic meta:table-count="0" meta:image-count="0" meta:object-count="0" meta:page-count="1" meta:paragraph-count="10" meta:word-count="73" meta:character-count="430"/>
    <meta:user-defined meta:name="Info 1"/>
    <meta:user-defined meta:name="Info 2"/>
    <meta:user-defined meta:name="Info 3"/>
    <meta:user-defined meta:name="Info 4"/>
  </office:meta>
</office:document-meta>
</file>